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6">
            <text:p>Gastrikland-06</text:p>
          </table:table-cell>
          <table:table-cell office:value-type="float" office:value="60.48">
            <text:p>60.48</text:p>
          </table:table-cell>
          <table:table-cell office:value-type="float" office:value="16.29">
            <text:p>16.29</text:p>
          </table:table-cell>
          <table:table-cell office:value-type="float" office:value="10200.0">
            <text:p>10200.0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2.0">
            <text:p>152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12,RosentauEtal2021">
            <text:p>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1">
            <text:p>Gastrikland-11</text:p>
          </table:table-cell>
          <table:table-cell office:value-type="float" office:value="60.61">
            <text:p>60.61</text:p>
          </table:table-cell>
          <table:table-cell office:value-type="float" office:value="16.47">
            <text:p>16.47</text:p>
          </table:table-cell>
          <table:table-cell office:value-type="float" office:value="9100.0">
            <text:p>9100.0</text:p>
          </table:table-cell>
          <table:table-cell office:value-type="float" office:value="175.0">
            <text:p>1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4.5">
            <text:p>114.5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">
            <text:p>radiocarbon</text:p>
          </table:table-cell>
          <table:table-cell office:value-type="string" office:value="Ua-16061">
            <text:p>Ua-16061</text:p>
          </table:table-cell>
          <table:table-cell office:value-type="float" office:value="60.44">
            <text:p>60.44</text:p>
          </table:table-cell>
          <table:table-cell office:value-type="float" office:value="17.64">
            <text:p>17.64</text:p>
          </table:table-cell>
          <table:table-cell office:value-type="float" office:value="2903.8311">
            <text:p>2903.8311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edenstromRisberg2003,RosentauEtal2021">
            <text:p>HedenstromRisberg2003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3">
            <text:p>Gastrikland-13</text:p>
          </table:table-cell>
          <table:table-cell office:value-type="float" office:value="60.65">
            <text:p>60.65</text:p>
          </table:table-cell>
          <table:table-cell office:value-type="float" office:value="17.23">
            <text:p>17.23</text:p>
          </table:table-cell>
          <table:table-cell office:value-type="float" office:value="3100.0">
            <text:p>31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3">
            <text:p>26.3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0">
            <text:p>Gastrikland-10</text:p>
          </table:table-cell>
          <table:table-cell office:value-type="float" office:value="60.56">
            <text:p>60.56</text:p>
          </table:table-cell>
          <table:table-cell office:value-type="float" office:value="16.6">
            <text:p>16.6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4.7">
            <text:p>64.7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10,RosentauEtal2021">
            <text:p>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1">
            <text:p>Gastrikland-01</text:p>
          </table:table-cell>
          <table:table-cell office:value-type="float" office:value="60.44">
            <text:p>60.44</text:p>
          </table:table-cell>
          <table:table-cell office:value-type="float" office:value="16.4">
            <text:p>16.4</text:p>
          </table:table-cell>
          <table:table-cell office:value-type="float" office:value="10800.0">
            <text:p>108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8.0">
            <text:p>178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Berglund2012,RosentauEtal2021">
            <text:p>Berglund2005,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2">
            <text:p>Gastrikland-02</text:p>
          </table:table-cell>
          <table:table-cell office:value-type="float" office:value="60.45">
            <text:p>60.45</text:p>
          </table:table-cell>
          <table:table-cell office:value-type="float" office:value="16.33">
            <text:p>16.33</text:p>
          </table:table-cell>
          <table:table-cell office:value-type="float" office:value="10600.0">
            <text:p>106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3.8">
            <text:p>163.8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Berglund2012,RosentauEtal2021">
            <text:p>Berglund2005,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3">
            <text:p>Gastrikland-03</text:p>
          </table:table-cell>
          <table:table-cell office:value-type="float" office:value="60.45">
            <text:p>60.45</text:p>
          </table:table-cell>
          <table:table-cell office:value-type="float" office:value="16.73">
            <text:p>16.73</text:p>
          </table:table-cell>
          <table:table-cell office:value-type="float" office:value="7600.0">
            <text:p>76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8.2">
            <text:p>78.2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Berglund2010,RosentauEtal2021">
            <text:p>Berglund2005,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4">
            <text:p>Gastrikland-04</text:p>
          </table:table-cell>
          <table:table-cell office:value-type="float" office:value="60.46">
            <text:p>60.46</text:p>
          </table:table-cell>
          <table:table-cell office:value-type="float" office:value="16.4">
            <text:p>16.4</text:p>
          </table:table-cell>
          <table:table-cell office:value-type="float" office:value="9600.0">
            <text:p>96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2.81">
            <text:p>132.81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12,RosentauEtal2021">
            <text:p>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9">
            <text:p>Gastrikland-09</text:p>
          </table:table-cell>
          <table:table-cell office:value-type="float" office:value="60.56">
            <text:p>60.56</text:p>
          </table:table-cell>
          <table:table-cell office:value-type="float" office:value="16.51">
            <text:p>16.51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9.2">
            <text:p>69.2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Berglund2010,RosentauEtal2021">
            <text:p>Berglund2005,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2">
            <text:p>Gastrikland-12</text:p>
          </table:table-cell>
          <table:table-cell office:value-type="float" office:value="60.63">
            <text:p>60.63</text:p>
          </table:table-cell>
          <table:table-cell office:value-type="float" office:value="17.2">
            <text:p>17.2</text:p>
          </table:table-cell>
          <table:table-cell office:value-type="float" office:value="4300.0">
            <text:p>43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7.19">
            <text:p>37.19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">
            <text:p>radiocarbon</text:p>
          </table:table-cell>
          <table:table-cell office:value-type="string" office:value="Ua-18970">
            <text:p>Ua-18970</text:p>
          </table:table-cell>
          <table:table-cell office:value-type="float" office:value="60.44">
            <text:p>60.44</text:p>
          </table:table-cell>
          <table:table-cell office:value-type="float" office:value="17.9">
            <text:p>17.9</text:p>
          </table:table-cell>
          <table:table-cell office:value-type="float" office:value="2189.99409692">
            <text:p>2189.99409692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edenstromRisberg2003,RosentauEtal2021">
            <text:p>HedenstromRisberg2003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4">
            <text:p>Gastrikland-14</text:p>
          </table:table-cell>
          <table:table-cell office:value-type="float" office:value="60.71">
            <text:p>60.71</text:p>
          </table:table-cell>
          <table:table-cell office:value-type="float" office:value="17.02">
            <text:p>17.02</text:p>
          </table:table-cell>
          <table:table-cell office:value-type="float" office:value="5100.0">
            <text:p>51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2">
            <text:p>56.2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5">
            <text:p>Gastrikland-05</text:p>
          </table:table-cell>
          <table:table-cell office:value-type="float" office:value="60.46">
            <text:p>60.46</text:p>
          </table:table-cell>
          <table:table-cell office:value-type="float" office:value="16.72">
            <text:p>16.72</text:p>
          </table:table-cell>
          <table:table-cell office:value-type="float" office:value="7400.0">
            <text:p>74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4.5">
            <text:p>74.5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7">
            <text:p>Gastrikland-07</text:p>
          </table:table-cell>
          <table:table-cell office:value-type="float" office:value="60.48">
            <text:p>60.48</text:p>
          </table:table-cell>
          <table:table-cell office:value-type="float" office:value="16.47">
            <text:p>16.47</text:p>
          </table:table-cell>
          <table:table-cell office:value-type="float" office:value="8200.0">
            <text:p>82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9.2">
            <text:p>89.2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8">
            <text:p>Gastrikland-08</text:p>
          </table:table-cell>
          <table:table-cell office:value-type="float" office:value="60.5">
            <text:p>60.5</text:p>
          </table:table-cell>
          <table:table-cell office:value-type="float" office:value="16.43">
            <text:p>16.43</text:p>
          </table:table-cell>
          <table:table-cell office:value-type="float" office:value="8700.0">
            <text:p>87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0.71">
            <text:p>100.71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